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397" officeooo:paragraph-rsid="0015f397"/>
    </style:style>
    <style:style style:name="P2" style:family="paragraph" style:parent-style-name="Standard">
      <style:text-properties officeooo:rsid="0018ccba" officeooo:paragraph-rsid="0018ccba"/>
    </style:style>
    <style:style style:name="P3" style:family="paragraph" style:parent-style-name="Standard">
      <style:text-properties officeooo:rsid="001a9a87" officeooo:paragraph-rsid="001a9a87"/>
    </style:style>
    <style:style style:name="P4" style:family="paragraph" style:parent-style-name="Standard">
      <style:text-properties officeooo:rsid="001b8bfb" officeooo:paragraph-rsid="001b8bfb"/>
    </style:style>
    <style:style style:name="P5" style:family="paragraph" style:parent-style-name="Standard">
      <style:text-properties officeooo:rsid="001e0a5f" officeooo:paragraph-rsid="001e0a5f"/>
    </style:style>
    <style:style style:name="P6" style:family="paragraph" style:parent-style-name="Standard">
      <style:text-properties officeooo:rsid="00209a69" officeooo:paragraph-rsid="00209a69"/>
    </style:style>
    <style:style style:name="P7" style:family="paragraph" style:parent-style-name="Standard">
      <style:text-properties officeooo:rsid="0021701f" officeooo:paragraph-rsid="0021701f"/>
    </style:style>
    <style:style style:name="P8" style:family="paragraph" style:parent-style-name="Standard">
      <style:text-properties officeooo:rsid="0021ec08" officeooo:paragraph-rsid="0021ec08"/>
    </style:style>
    <style:style style:name="P9" style:family="paragraph" style:parent-style-name="Standard">
      <style:text-properties officeooo:rsid="002602be" officeooo:paragraph-rsid="002602be"/>
    </style:style>
    <style:style style:name="P10" style:family="paragraph" style:parent-style-name="Standard">
      <style:text-properties officeooo:rsid="002c1cff" officeooo:paragraph-rsid="002c1cff"/>
    </style:style>
    <style:style style:name="P11" style:family="paragraph" style:parent-style-name="Standard">
      <style:text-properties officeooo:rsid="002d6e4a" officeooo:paragraph-rsid="002d6e4a"/>
    </style:style>
    <style:style style:name="P12" style:family="paragraph" style:parent-style-name="Standard">
      <style:text-properties officeooo:rsid="002dda1d" officeooo:paragraph-rsid="002dda1d"/>
    </style:style>
    <style:style style:name="P13" style:family="paragraph" style:parent-style-name="Standard">
      <style:text-properties officeooo:rsid="002f7854" officeooo:paragraph-rsid="002f7854"/>
    </style:style>
    <style:style style:name="P14" style:family="paragraph" style:parent-style-name="Standard">
      <style:text-properties officeooo:rsid="0030760b" officeooo:paragraph-rsid="0030760b"/>
    </style:style>
    <style:style style:name="P15" style:family="paragraph" style:parent-style-name="Standard">
      <style:text-properties officeooo:rsid="003b4b71" officeooo:paragraph-rsid="003b4b71"/>
    </style:style>
    <style:style style:name="T1" style:family="text">
      <style:text-properties fo:font-size="20pt" style:text-underline-style="solid" style:text-underline-width="auto" style:text-underline-color="font-color" fo:font-weight="bold" officeooo:rsid="0015f397" style:font-size-asian="17.5pt" style:font-weight-asian="bold" style:font-size-complex="20pt" style:font-weight-complex="bold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15f397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1963ef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d24bc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28b966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a0489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2be6b4" style:font-size-asian="11.3500003814697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2f7854" style:font-size-asian="11.3500003814697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30760b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335a58" style:font-size-asian="11.3500003814697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33d738" style:font-size-asian="11.3500003814697pt" style:font-weight-asian="normal" style:font-size-complex="13pt" style:font-weight-complex="normal"/>
    </style:style>
    <style:style style:name="T13" style:family="text">
      <style:text-properties fo:font-size="13pt" style:text-underline-style="none" fo:font-weight="normal" officeooo:rsid="003505c1" style:font-size-asian="11.3500003814697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35190d" style:font-size-asian="11.3500003814697pt" style:font-weight-asian="normal" style:font-size-complex="13pt" style:font-weight-complex="normal"/>
    </style:style>
    <style:style style:name="T15" style:family="text">
      <style:text-properties fo:font-size="13pt" style:text-underline-style="none" fo:font-weight="normal" officeooo:rsid="00366e3f" style:font-size-asian="11.3500003814697pt" style:font-weight-asian="normal" style:font-size-complex="13pt" style:font-weight-complex="normal"/>
    </style:style>
    <style:style style:name="T16" style:family="text">
      <style:text-properties fo:font-size="13pt" style:text-underline-style="none" fo:font-weight="normal" officeooo:rsid="0038113f" style:font-size-asian="11.3500003814697pt" style:font-weight-asian="normal" style:font-size-complex="13pt" style:font-weight-complex="normal"/>
    </style:style>
    <style:style style:name="T17" style:family="text">
      <style:text-properties fo:font-size="13pt" style:text-underline-style="none" fo:font-weight="normal" officeooo:rsid="003a0784" style:font-size-asian="11.3500003814697pt" style:font-weight-asian="normal" style:font-size-complex="13pt" style:font-weight-complex="normal"/>
    </style:style>
    <style:style style:name="T18" style:family="text">
      <style:text-properties fo:font-size="13pt" style:text-underline-style="none" fo:font-weight="normal" officeooo:rsid="003b4b71" style:font-size-asian="11.3500003814697pt" style:font-weight-asian="normal" style:font-size-complex="13pt" style:font-weight-complex="normal"/>
    </style:style>
    <style:style style:name="T19" style:family="text">
      <style:text-properties fo:font-size="13pt" style:text-underline-style="none" fo:font-weight="normal" officeooo:rsid="003bd4b3" style:font-size-asian="11.3500003814697pt" style:font-weight-asian="normal" style:font-size-complex="13pt" style:font-weight-complex="normal"/>
    </style:style>
    <style:style style:name="T20" style:family="text">
      <style:text-properties fo:font-size="13pt" style:text-underline-style="none" fo:font-weight="normal" officeooo:rsid="003c46ad" style:font-size-asian="11.3500003814697pt" style:font-weight-asian="normal" style:font-size-complex="13pt" style:font-weight-complex="normal"/>
    </style:style>
    <style:style style:name="T21" style:family="text">
      <style:text-properties fo:font-size="13pt" style:text-underline-style="none" fo:font-weight="normal" officeooo:rsid="003e2382" style:font-size-asian="11.3500003814697pt" style:font-weight-asian="normal" style:font-size-complex="13pt" style:font-weight-complex="normal"/>
    </style:style>
    <style:style style:name="T22" style:family="text">
      <style:text-properties fo:font-size="13pt" style:text-underline-style="none" fo:font-weight="normal" officeooo:rsid="003f0cd9" style:font-size-asian="11.3500003814697pt" style:font-weight-asian="normal" style:font-size-complex="13pt" style:font-weight-complex="normal"/>
    </style:style>
    <style:style style:name="T23" style:family="text">
      <style:text-properties fo:font-size="13pt" style:text-underline-style="none" fo:font-weight="normal" officeooo:rsid="00418e3f" style:font-size-asian="11.3500003814697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OP</text:span></text:p>
      <text:p text:style-name="Standard"><text:span text:style-name="T3"/></text:p>
      <text:p text:style-name="P1"><text:span text:style-name="T2">Morning :</text:span></text:p>
      <text:p text:style-name="P1"><text:span text:style-name="T2">------------</text:span></text:p>
      <text:p text:style-name="P1"><text:span text:style-name="T2"/></text:p>
      <text:p text:style-name="P11"><text:span text:style-name="T2">Recap of Yesterday:</text:span></text:p>
      <text:p text:style-name="P11"><text:span text:style-name="T2">-------------------------</text:span></text:p>
      <text:p text:style-name="P1"><text:span text:style-name="T2"/></text:p>
      <text:p text:style-name="P2"><text:span text:style-name="T2">Yesterday, we’ve discussed that Rest is based on Http so, the methods in Http are the methods we use, </text:span><text:span text:style-name="T4">Get, Post, Put, Delete</text:span></text:p>
      <text:p text:style-name="P2"><text:span text:style-name="T4"/></text:p>
      <text:p text:style-name="P3"><text:span text:style-name="T4">O</text:span><text:span text:style-name="T2">ur FrontEnd/Thid Party App uses Rest API of another application to add, fetch, update and delete data from it using the end points</text:span></text:p>
      <text:p text:style-name="P3"><text:span text:style-name="T2"/></text:p>
      <text:p text:style-name="P3"><text:span text:style-name="T2">Rest is Representational State Transfer where, State is the fields in Object , Transfer sending and recieving data and Representational is platform independendt/ language independent we use xml and json for this. We mostly use json fpor this.</text:span></text:p>
      <text:p text:style-name="P3"><text:span text:style-name="T2"/></text:p>
      <text:p text:style-name="P4"><text:span text:style-name="T2">JSON in java script objct notation.</text:span></text:p>
      <text:p text:style-name="P4"><text:span text:style-name="T2"><text:tab/>Var obj = {</text:span></text:p>
      <text:p text:style-name="P4"><text:span text:style-name="T2"><text:tab/><text:tab/><text:tab/>id:1</text:span></text:p>
      <text:p text:style-name="P4"><text:span text:style-name="T2"><text:tab/><text:tab/><text:tab/>name: “Niharika”</text:span></text:p>
      <text:p text:style-name="P4"><text:span text:style-name="T2"><text:tab/><text:tab/>}</text:span></text:p>
      <text:p text:style-name="P4"><text:span text:style-name="T2"/></text:p>
      <text:p text:style-name="P4"><text:span text:style-name="T2">We use Json, for POST method as we give data in JSON’s</text:span></text:p>
      <text:p text:style-name="P4"><text:span text:style-name="T2"><text:tab/></text:span><text:span text:style-name="T5">If we hava a list of Java Script objects, we can [{obj}, {obj}, {obj}]</text:span></text:p>
      <text:p text:style-name="P4"><text:span text:style-name="T5"><text:tab/><text:tab/>We’ll do like Array of objects.</text:span></text:p>
      <text:p text:style-name="P4"><text:span text:style-name="T5"/></text:p>
      <text:p text:style-name="P5"><text:span text:style-name="T5">T</text:span><text:span text:style-name="T2">o make the controller class use REST, we denote the class with @RestController</text:span></text:p>
      <text:p text:style-name="P5"><text:span text:style-name="T2"><text:tab/></text:span></text:p>
      <text:p text:style-name="P5"><text:span text:style-name="T2"/></text:p>
      <text:p text:style-name="P6"><text:span text:style-name="T2">All the success codes will start from 200+ and all the client side error code start from 400+ and 500+ for server side errors</text:span></text:p>
      <text:p text:style-name="P6"><text:span text:style-name="T2"/></text:p>
      <text:p text:style-name="P7"><text:span text:style-name="T2">Also, to handle exceptions in REST, we can hacve centralized class which is annotated by @RestControllerAdvice and Having methods annotated with @ExceptionHandler .</text:span></text:p>
      <text:p text:style-name="P7"><text:span text:style-name="T2"/></text:p>
      <text:p text:style-name="P8"><text:span text:style-name="T2">Also, we should not transfer entity objects from layer to another layer, cuz entity objects may have 30+ fields and will be in large applications. </text:span></text:p>
      <text:p text:style-name="P8"><text:span text:style-name="T2"><text:tab/>For this we need create DTO’s – Data Transfer Objects, and we need to move these <text:tab/>obejcts from layer to another layer.</text:span></text:p>
      <text:p text:style-name="P8"><text:span text:style-name="T2"/></text:p>
      <text:p text:style-name="P8"><text:span text:style-name="T2"><text:tab/></text:span></text:p>
      <text:p text:style-name="P9"><text:span text:style-name="T2">We’ve also discusse</text:span><text:span text:style-name="T6">d</text:span><text:span text:style-name="T2"> JEE Javax Validations Annotattions.</text:span></text:p>
      <text:p text:style-name="P9"><text:span text:style-name="T2"><text:tab/>Mark @Validated in Rest API and use @Valid for the arguments which are objects <text:tab/>and can use @Min @Max @Pattern etc </text:span><text:span text:style-name="T7">and many more</text:span><text:span text:style-name="T2">. For methods having mere <text:tab/>arguments like id , <text:tab/>name etc.</text:span></text:p>
      <text:p text:style-name="P9"><text:span text:style-name="T2"><text:tab/></text:span></text:p>
      <text:p text:style-name="P9"><text:soft-page-break/><text:span text:style-name="T2"><text:tab/></text:span><text:span text:style-name="T8">For Validating object arguments in rest we use @Valid and in that class, we try to <text:tab/>validate the fields like @Min @Max, @patterm etc and many moe.</text:span></text:p>
      <text:p text:style-name="P9"><text:span text:style-name="T8"/></text:p>
      <text:p text:style-name="P9"><text:span text:style-name="T2"/></text:p>
      <text:p text:style-name="P10"><text:span text:style-name="T2">Today :</text:span></text:p>
      <text:p text:style-name="P10"><text:span text:style-name="T2">-----------</text:span></text:p>
      <text:p text:style-name="P10"><text:span text:style-name="T2"/></text:p>
      <text:p text:style-name="P12"><text:span text:style-name="T2">AOP : Aspect Oriented Programming</text:span></text:p>
      <text:p text:style-name="P12"><text:span text:style-name="T2"/></text:p>
      <text:p text:style-name="P13"><text:span text:style-name="T2"><text:tab/>As of now we used to do, in service method, in add(){} method</text:span></text:p>
      <text:p text:style-name="P13"><text:span text:style-name="T2"><text:tab/><text:tab/>We’re opening transcation, logic, and closing transaction.</text:span></text:p>
      <text:p text:style-name="P13"><text:span text:style-name="T2"/></text:p>
      <text:p text:style-name="P13"><text:span text:style-name="T2"><text:tab/>To reduce this we’ve used @Transactional on add method, so spring took care of <text:tab/>opening and closing transaction. It’s an example of aspect oriented programming.</text:span></text:p>
      <text:p text:style-name="P13"><text:span text:style-name="T2"><text:tab/></text:span></text:p>
      <text:p text:style-name="P9"><text:span text:style-name="T2"><text:tab/></text:span><text:span text:style-name="T9">Where we need to use AOP is, where we have repetative code and that code is not a <text:tab/>part of business logic.</text:span></text:p>
      <text:p text:style-name="P9"><text:span text:style-name="T9"/></text:p>
      <text:p text:style-name="P9"><text:span text:style-name="T9"/></text:p>
      <text:p text:style-name="P14"><text:span text:style-name="T9">T</text:span><text:span text:style-name="T2">he Grammer/ Terminologies of AOP :</text:span></text:p>
      <text:p text:style-name="P9"><text:span text:style-name="T2"/></text:p>
      <text:p text:style-name="P2"><text:span text:style-name="T2"><text:tab/></text:span><text:span text:style-name="T10">Aspect : </text:span><text:span text:style-name="T11">H</text:span><text:span text:style-name="T10">elps in implementation of cross cutting concerns i.e the code which we <text:tab/><text:tab/>wanna apply in various places which is not a part of business logic, <text:tab/><text:tab/><text:tab/><text:tab/>we’ll keep in aspect class.</text:span></text:p>
      <text:p text:style-name="P2"><text:span text:style-name="T10"/></text:p>
      <text:p text:style-name="P2"><text:span text:style-name="T10"><text:tab/>Aspect Class : Place where we’re mentioning the cross cutting concerns.</text:span></text:p>
      <text:p text:style-name="P2"><text:span text:style-name="T10"/></text:p>
      <text:p text:style-name="P2"><text:span text:style-name="T10"><text:tab/></text:span><text:span text:style-name="T11">Advice : The job/ action taken on what we wanna do/the repetative code <text:s/>by Aspect <text:tab/><text:tab/>class is called Advice. </text:span><text:span text:style-name="T15">Methods of Advise are called advised methods</text:span></text:p>
      <text:p text:style-name="P2"><text:span text:style-name="T11"/></text:p>
      <text:p text:style-name="P2"><text:span text:style-name="T11"><text:tab/><text:tab/><text:tab/></text:span><text:span text:style-name="T12">1</text:span><text:span text:style-name="T17">)</text:span><text:span text:style-name="T12"> Before : Runs before </text:span><text:span text:style-name="T15">advised </text:span><text:span text:style-name="T12">method executed</text:span></text:p>
      <text:p text:style-name="P2"><text:span text:style-name="T12"><text:tab/><text:tab/><text:tab/>2</text:span><text:span text:style-name="T17">)</text:span><text:span text:style-name="T12">After : Runs after the advised method is executed. </text:span><text:span text:style-name="T14">Will run whether <text:tab/><text:tab/><text:tab/><text:tab/>the method is successfully executed or not.</text:span></text:p>
      <text:p text:style-name="P2"><text:span text:style-name="T10"><text:tab/><text:tab/><text:tab/></text:span><text:span text:style-name="T12">3</text:span><text:span text:style-name="T17">)</text:span><text:span text:style-name="T12">After Returning : runs after advised method is executed and runs only <text:tab/><text:tab/><text:tab/><text:tab/>when the method returns something successfully. </text:span><text:span text:style-name="T13">If there is <text:tab/><text:tab/><text:tab/><text:tab/><text:tab/>exception, It won’t be executed.</text:span></text:p>
      <text:p text:style-name="P2"><text:span text:style-name="T2"><text:tab/><text:tab/><text:tab/></text:span><text:span text:style-name="T15">4</text:span><text:span text:style-name="T17">)</text:span><text:span text:style-name="T15"> After Throwing : Runs after method throws exception</text:span></text:p>
      <text:p text:style-name="P2"><text:span text:style-name="T15"><text:tab/><text:tab/><text:tab/>5</text:span><text:span text:style-name="T17">)</text:span><text:span text:style-name="T15"> Around : Runs before method executed </text:span><text:span text:style-name="T16">and after advised method <text:tab/><text:tab/><text:tab/><text:tab/><text:tab/>executed – success. </text:span><text:span text:style-name="T18">i.e Before and After Returning</text:span></text:p>
      <text:p text:style-name="P15"><text:span text:style-name="T2"/></text:p>
      <text:p text:style-name="P15"><text:span text:style-name="T2"/></text:p>
      <text:p text:style-name="P15"><text:span text:style-name="T2"><text:tab/></text:span><text:span text:style-name="T19">Points / Join Points : </text:span><text:span text:style-name="T21">The Probable </text:span><text:span text:style-name="T20">Points where advices can be applied. In spring we </text:span><text:span text:style-name="T22"><text:tab/><text:tab/></text:span><text:span text:style-name="T20">do this for method executions only.</text:span></text:p>
      <text:p text:style-name="P15"><text:span text:style-name="T20"><text:tab/></text:span></text:p>
      <text:p text:style-name="P15"><text:span text:style-name="T20"><text:tab/></text:span><text:span text:style-name="T21">Point Cut : The Real Points where advices are applied to methods.</text:span></text:p>
      <text:p text:style-name="P15"><text:span text:style-name="T2"/></text:p>
      <text:p text:style-name="P15"><text:span text:style-name="T2"><text:tab/></text:span><text:span text:style-name="T23">We need to add spring aspects dependency .</text:span></text:p>
      <text:p text:style-name="P15"><text:span text:style-name="T23"/></text:p>
      <text:p text:style-name="P15"><text:soft-page-break/><text:span text:style-name="T23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09:38:18.965125949</meta:creation-date>
    <dc:date>2022-12-01T11:19:29.843500506</dc:date>
    <meta:editing-duration>PT1H40M50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4" meta:paragraph-count="48" meta:word-count="584" meta:character-count="3476" meta:non-whitespace-character-count="2845"/>
  </office:meta>
</office:document-meta>
</file>